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6cba4" officeooo:paragraph-rsid="0016cba4" style:font-weight-asian="bold" style:font-weight-complex="bold"/>
    </style:style>
    <style:style style:name="P2" style:family="paragraph" style:parent-style-name="Standard">
      <style:text-properties fo:font-weight="bold" officeooo:rsid="0016cba4" officeooo:paragraph-rsid="0016cba4" style:font-weight-asian="bold" style:font-weight-complex="bold"/>
    </style:style>
    <style:style style:name="P3" style:family="paragraph" style:parent-style-name="Standard">
      <style:text-properties officeooo:rsid="0016cba4" officeooo:paragraph-rsid="0016cba4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146c" officeooo:paragraph-rsid="0018146c" style:font-weight-asian="bold" style:font-weight-complex="bold"/>
    </style:style>
    <style:style style:name="P5" style:family="paragraph" style:parent-style-name="Standard" style:list-style-name="L1">
      <style:text-properties officeooo:rsid="0018146c" officeooo:paragraph-rsid="0018146c"/>
    </style:style>
    <style:style style:name="P6" style:family="paragraph" style:parent-style-name="Standard" style:list-style-name="L1">
      <style:text-properties officeooo:rsid="0016cba4" officeooo:paragraph-rsid="0018146c"/>
    </style:style>
    <style:style style:name="P7" style:family="paragraph" style:parent-style-name="Standard" style:list-style-name="L1">
      <style:text-properties officeooo:rsid="0016cba4" officeooo:paragraph-rsid="0016cba4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9d001" officeooo:paragraph-rsid="0019d001" style:font-weight-asian="bold" style:font-weight-complex="bold"/>
    </style:style>
    <style:style style:name="P9" style:family="paragraph" style:parent-style-name="Standard" style:list-style-name="L1">
      <style:text-properties officeooo:rsid="0019d001" officeooo:paragraph-rsid="0019d001"/>
    </style:style>
    <style:style style:name="P10" style:family="paragraph" style:parent-style-name="Standard">
      <style:text-properties officeooo:rsid="0019d001" officeooo:paragraph-rsid="0019d001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c9cb6" officeooo:paragraph-rsid="001c9cb6" style:font-weight-asian="bold" style:font-weight-complex="bold"/>
    </style:style>
    <style:style style:name="P12" style:family="paragraph" style:parent-style-name="Standard" style:list-style-name="L1">
      <style:text-properties officeooo:rsid="001c9cb6" officeooo:paragraph-rsid="001c9cb6"/>
    </style:style>
    <style:style style:name="P13" style:family="paragraph" style:parent-style-name="Standard" style:list-style-name="L1">
      <style:text-properties officeooo:rsid="001cfa08" officeooo:paragraph-rsid="001cfa08"/>
    </style:style>
    <style:style style:name="T1" style:family="text">
      <style:text-properties officeooo:rsid="001d9541"/>
    </style:style>
    <style:style style:name="T2" style:family="text">
      <style:text-properties officeooo:rsid="001ad335"/>
    </style:style>
    <style:style style:name="T3" style:family="text">
      <style:text-properties officeooo:rsid="001d4a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D Instituto</text:p>
      <text:p text:style-name="P2"/>
      <text:p text:style-name="P2"><text:span text:style-name="T1">Algunas m</text:span>odificaciones <text:span text:style-name="T1">al CRUD</text:span>:</text:p>
      <text:p text:style-name="P3"/>
      <text:p text:style-name="P4">Logo web</text:p>
      <text:list text:style-name="L1">
        <text:list-item>
          <text:p text:style-name="P5">Cambiar mensaje del logo por “Registro alumnos Instituto 93”.</text:p>
          <text:p text:style-name="P6"/>
        </text:list-item>
      </text:list>
      <text:p text:style-name="P1">Nuevo alumno</text:p>
      <text:list text:continue-numbering="true" text:style-name="L1">
        <text:list-item>
          <text:p text:style-name="P7">Agregar registro mail.</text:p>
        </text:list-item>
        <text:list-item>
          <text:p text:style-name="P7">Agregar registro carrera <text:span text:style-name="T2">en un textbox o combobox</text:span>.</text:p>
        </text:list-item>
        <text:list-item>
          <text:p text:style-name="P7">Agregar registro calle.</text:p>
        </text:list-item>
        <text:list-item>
          <text:p text:style-name="P7">Agregar registro localidad.</text:p>
        </text:list-item>
      </text:list>
      <text:p text:style-name="P3"/>
      <text:p text:style-name="P1">Editar alumno</text:p>
      <text:list text:continue-numbering="true" text:style-name="L1">
        <text:list-item>
          <text:p text:style-name="P7">Agregar botón volver a la izquierda.</text:p>
        </text:list-item>
        <text:list-item>
          <text:p text:style-name="P7">Ubicar botón actualizar a la derecha.</text:p>
        </text:list-item>
      </text:list>
      <text:p text:style-name="P3"/>
      <text:p text:style-name="P1">Eliminar</text:p>
      <text:list text:continue-numbering="true" text:style-name="L1">
        <text:list-item>
          <text:p text:style-name="P7">Cambiar mensaje de la ventana de alerta por “¿Quiere borrar registro de alumno?.</text:p>
        </text:list-item>
      </text:list>
      <text:p text:style-name="P3"/>
      <text:p text:style-name="P8">Tabla alumnos</text:p>
      <text:list text:continue-numbering="true" text:style-name="L1">
        <text:list-item>
          <text:p text:style-name="P9">Mostrar título “Listado de alumnos”.</text:p>
        </text:list-item>
      </text:list>
      <text:p text:style-name="P10"/>
      <text:p text:style-name="P11">Diseño</text:p>
      <text:list text:continue-numbering="true" text:style-name="L1">
        <text:list-item>
          <text:p text:style-name="P12">Agregar logo del Instituto 93.</text:p>
        </text:list-item>
        <text:list-item>
          <text:p text:style-name="P12">Cambiar los colores a los colores institucionales.</text:p>
        </text:list-item>
        <text:list-item>
          <text:p text:style-name="P13">Agregar foto representativa de cada sección.</text:p>
        </text:list-item>
        <text:list-item>
          <text:p text:style-name="P13">Agregar <text:span text:style-name="T3">iconos</text:span> a los botones o reemplazarlos por <text:span text:style-name="T3">icono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8:41:49.097000000</meta:creation-date>
    <dc:date>2024-10-10T08:55:44.850000000</dc:date>
    <meta:editing-duration>PT13M53S</meta:editing-duration>
    <meta:editing-cycles>8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22" meta:word-count="113" meta:character-count="671" meta:non-whitespace-character-count="593"/>
  </office:meta>
</office:document-meta>
</file>